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Tabla1" style:family="table">
      <style:table-properties style:width="6.6104in" fo:margin-left="0.0563in" table:align="left"/>
    </style:style>
    <style:style style:name="Tabla1.A" style:family="table-column">
      <style:table-column-properties style:column-width="6.6104in"/>
    </style:style>
    <style:style style:name="Tabla1.A1" style:family="table-cell">
      <style:table-cell-properties style:vertical-align="middle" fo:padding="0.01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Heading_20_1">
      <style:paragraph-properties fo:text-align="center" style:justify-single-word="false"/>
      <style:text-properties style:font-name="Arial"/>
    </style:style>
    <style:style style:name="P4" style:family="paragraph" style:parent-style-name="Horizontal_20_Line">
      <style:text-properties style:font-name="Arial"/>
    </style:style>
    <style:style style:name="P5" style:family="paragraph" style:parent-style-name="List_20_Contents">
      <style:paragraph-properties fo:text-align="justify" style:justify-single-word="false"/>
      <style:text-properties style:font-name="Arial"/>
    </style:style>
    <style:style style:name="P6" style:family="paragraph" style:parent-style-name="List_20_Contents">
      <style:paragraph-properties fo:margin-top="0in" fo:margin-bottom="0.1965in" style:contextual-spacing="false" fo:text-align="justify" style:justify-single-word="false"/>
      <style:text-properties style:font-name="Arial"/>
    </style:style>
    <style:style style:name="P7" style:family="paragraph" style:parent-style-name="Text_20_body">
      <style:paragraph-properties fo:text-align="justify" style:justify-single-word="false"/>
      <style:text-properties style:font-name="Arial" officeooo:paragraph-rsid="0032ddd9"/>
    </style:style>
    <style:style style:name="P8" style:family="paragraph" style:parent-style-name="Text_20_body">
      <style:paragraph-properties fo:text-align="justify" style:justify-single-word="false"/>
      <style:text-properties style:font-name="Arial" officeooo:paragraph-rsid="002130ab"/>
    </style:style>
    <style:style style:name="P9" style:family="paragraph" style:parent-style-name="Text_20_body">
      <style:text-properties style:font-name="Arial"/>
    </style:style>
    <style:style style:name="P10" style:family="paragraph" style:parent-style-name="Text_20_body">
      <style:text-properties style:font-name="Arial" fo:font-weight="bold"/>
    </style:style>
    <style:style style:name="P11" style:family="paragraph" style:parent-style-name="Text_20_body" style:list-style-name="L1">
      <style:paragraph-properties fo:margin-top="0in" fo:margin-bottom="0in" style:contextual-spacing="false" fo:text-align="justify" style:justify-single-word="false"/>
      <style:text-properties style:font-name="Arial" officeooo:paragraph-rsid="0032ddd9"/>
    </style:style>
    <style:style style:name="P12" style:family="paragraph" style:parent-style-name="Text_20_body" style:list-style-name="L1">
      <style:paragraph-properties fo:margin-top="0in" fo:margin-bottom="0in" style:contextual-spacing="false" fo:text-align="justify" style:justify-single-word="false"/>
      <style:text-properties style:font-name="Arial" officeooo:rsid="0026c0fa" officeooo:paragraph-rsid="0032ddd9"/>
    </style:style>
    <style:style style:name="P13" style:family="paragraph" style:parent-style-name="Text_20_body" style:list-style-name="L1">
      <style:paragraph-properties fo:text-align="justify" style:justify-single-word="false"/>
      <style:text-properties style:font-name="Arial" officeooo:rsid="0021c67e" officeooo:paragraph-rsid="0032ddd9"/>
    </style:style>
    <style:style style:name="P14" style:family="paragraph" style:parent-style-name="Text_20_body" style:list-style-name="L1">
      <style:paragraph-properties fo:text-align="justify" style:justify-single-word="false"/>
      <style:text-properties style:font-name="Arial" officeooo:rsid="0022a344" officeooo:paragraph-rsid="0032ddd9"/>
    </style:style>
    <style:style style:name="P15" style:family="paragraph" style:parent-style-name="Text_20_body" style:list-style-name="L2">
      <style:paragraph-properties fo:text-align="justify" style:justify-single-word="false"/>
      <style:text-properties style:font-name="Arial" fo:font-weight="bold" officeooo:rsid="0021c67e" officeooo:paragraph-rsid="0022a344"/>
    </style:style>
    <style:style style:name="P16" style:family="paragraph" style:parent-style-name="Text_20_body" style:list-style-name="L1">
      <style:paragraph-properties fo:margin-left="0.4925in" fo:margin-right="0in" fo:text-align="justify" style:justify-single-word="false" fo:text-indent="0in" style:auto-text-indent="false"/>
      <style:text-properties style:font-name="Arial" fo:font-weight="bold" officeooo:rsid="0021c67e" officeooo:paragraph-rsid="0030844f" style:font-weight-asian="bold" style:font-weight-complex="bold"/>
    </style:style>
    <style:style style:name="P17" style:family="paragraph" style:parent-style-name="Text_20_body" style:list-style-name="L3">
      <style:paragraph-properties fo:margin-top="0in" fo:margin-bottom="0in" style:contextual-spacing="false"/>
      <style:text-properties style:font-name="Arial"/>
    </style:style>
    <style:style style:name="P18" style:family="paragraph" style:parent-style-name="Text_20_body" style:list-style-name="L3">
      <style:text-properties style:font-name="Arial"/>
    </style:style>
    <style:style style:name="T1" style:family="text">
      <style:text-properties officeooo:rsid="002130a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c67e"/>
    </style:style>
    <style:style style:name="T4" style:family="text">
      <style:text-properties style:text-underline-style="solid" style:text-underline-width="auto" style:text-underline-color="font-color" officeooo:rsid="00214dc6"/>
    </style:style>
    <style:style style:name="T5" style:family="text">
      <style:text-properties officeooo:rsid="00214dc6"/>
    </style:style>
    <style:style style:name="T6" style:family="text">
      <style:text-properties officeooo:rsid="0021c67e"/>
    </style:style>
    <style:style style:name="T7" style:family="text">
      <style:text-properties fo:font-weight="bold"/>
    </style:style>
    <style:style style:name="T8" style:family="text">
      <style:text-properties fo:font-weight="bold" officeooo:rsid="00241f59"/>
    </style:style>
    <style:style style:name="T9" style:family="text">
      <style:text-properties officeooo:rsid="0030844f"/>
    </style:style>
    <style:style style:name="T10" style:family="text">
      <style:text-properties officeooo:rsid="00241f59"/>
    </style:style>
    <style:style style:name="T11" style:family="text">
      <style:text-properties fo:font-style="italic"/>
    </style:style>
    <style:style style:name="T12" style:family="text">
      <style:text-properties officeooo:rsid="00328bfa"/>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row>
          <table:table-cell table:style-name="Tabla1.A1" office:value-type="string">
            <text:p text:style-name="P2">Individual Application <text:line-break/>to use the </text:p>
            <text:h text:style-name="P3" text:outline-level="1"><text:span text:style-name="T8">eRisk</text:span><text:span text:style-name="T7"> Text Research Collection</text:span></text:h>
            <text:p text:style-name="P4"/>
            <text:p text:style-name="P8">I,<text:span text:style-name="T2"> <text:s text:c="66"/></text:span><text:s/>, a person engaging in research and development of</text:p>
            <text:p text:style-name="P8"><text:span text:style-name="T2"><text:s text:c="108"/></text:span><text:s/>, and a member of, consultant to, or person providing service to the following organization:</text:p>
            <text:p text:style-name="P5">Organization ____________________________________________________</text:p>
            <text:p text:style-name="P5">Corporation/Partnership/Legal Entity ____________________________</text:p>
            <text:p text:style-name="P5">Official mail address __________________________________________</text:p>
            <text:p text:style-name="P5">_________________________________________________________________</text:p>
            <text:p text:style-name="P5">_________________________________________________________________</text:p>
            <text:p text:style-name="P5">Telephone _____________________________________</text:p>
            <text:p text:style-name="P5">Facsimile _____________________________________</text:p>
            <text:p text:style-name="P6">Electronic mail ________________________________</text:p>
            <text:p text:style-name="P7">apply(ies) to use the <text:span text:style-name="T10">eRisk</text:span><text:span text:style-name="T1"> </text:span>Text Research Collection<text:span text:style-name="T12">s</text:span> subject to the following understandings, terms and conditions. These understandings, terms and conditions apply equally to all or to part of the information.</text:p>
            <text:p text:style-name="P7"><text:line-break/><text:line-break/><text:span text:style-name="T7">Permitted Uses</text:span></text:p>
            <text:list text:style-name="L1">
              <text:list-item>
                <text:p text:style-name="P11">The information may only be used for research <text:span text:style-name="T1">purposes</text:span>. Portions of the data maybe copyrighted, and may also have commercial value as data, so you must be careful to use it only for research purposes.</text:p>
              </text:list-item>
              <text:list-item>
                <text:p text:style-name="P11">Summaries, analyses and interpretations of the linguistic properties of the information may be derived and published, provided it is not possible to reconstruct the information from these summaries.</text:p>
              </text:list-item>
              <text:list-item>
                <text:p text:style-name="P12">You may not try to identify the individuals whose texts are included into this dataset. You may not cross-reference individuals with the dataset against any other dataset or collection of data. You may not try to establish any kind of contact with the individuals of this dataset.</text:p>
              </text:list-item>
              <text:list-item>
                <text:p text:style-name="P12">You are not permitted to publish any portion of the dataset (e.g. example post) other than summary statistics, or share it with anyone else. </text:p>
              </text:list-item>
              <text:list-item>
                <text:p text:style-name="P11"><text:span text:style-name="T1">We grant you the right to access the </text:span><text:span text:style-name="T5">collection's </text:span><text:span text:style-name="T1">content in the manner described in this agreement. You may not otherwise make unauthorized commercial use of, reproduce, prepare derivative works, distribute copies, perform, or publicly display </text:span><text:span text:style-name="T5">the collection or parts of it. </text:span></text:p>
              </text:list-item>
              <text:list-item>
                <text:p text:style-name="P11"><text:span text:style-name="T6">You may present research findings concerning knowledge obtained using the collection provided that the aforementioned presentation is within the limits of this </text:span><text:soft-page-break/><text:span text:style-name="T6">agreement. </text:span><text:span text:style-name="T4">Any scientific </text:span><text:span text:style-name="T3">publication derived from the use of this collection should explicitly refer and cite the following publications:</text:span><text:span text:style-name="T6">: </text:span></text:p>
                <text:p text:style-name="P16">F. Crestani, D. Losada, <text:span text:style-name="T9">J. Parapar. </text:span>Early Detection of Mental Health Disorders by Social Media Monitoring. <text:span text:style-name="T9">Springer 2022</text:span>. </text:p>
                <text:p text:style-name="P16">Parapar, J., Perez, A., Wang, X., &amp; Crestani, F. (2025). eRisk 2025: Contextual and Conversational Approaches for Depression Challenges. In European Conference on Information Retrieval (pp. 416–424). </text:p>
              </text:list-item>
              <text:list-item>
                <text:p text:style-name="P13">You shall not use results obtained through the use of the collection for profitable purposes including advertisement and/or defamatory or slanderous purposes. </text:p>
              </text:list-item>
              <text:list-item>
                <text:p text:style-name="P14">If we or the copyright holders request you to discontinue the use of the collection, or your use of the collection is deemed to be in violation of this agreement, you shall immediately discontinue use of the collection and promptly delete the collection and all data obtained by processing it from any computer or media onto which it has been copied. </text:p>
              </text:list-item>
            </text:list>
            <text:list text:style-name="L2">
              <text:list-header>
                <text:p text:style-name="P15"/>
              </text:list-header>
            </text:list>
            <text:p text:style-name="P10">Copyright</text:p>
            <text:list text:style-name="L3">
              <text:list-item>
                <text:p text:style-name="P17">The copyright holders retain ownership and reserve all rights pertaining to the use and distribution of the information.</text:p>
              </text:list-item>
              <text:list-item>
                <text:p text:style-name="P17">Except as specifically permitted above and as necessary to use and maintain the integrity of the information on computers; the display, reproduction, transmission, distribution or publication of the information is <text:span text:style-name="T6">strictly</text:span> prohibited. Violations of the copyright restrictions on the information may result in legal liability.</text:p>
              </text:list-item>
              <text:list-item>
                <text:p text:style-name="P18">Copyright holders of the information contained in the <text:span text:style-name="T6">c</text:span>ollection include a wide variety of online <text:span text:style-name="T6">Internet users</text:span>.</text:p>
              </text:list-item>
            </text:list>
            <text:p text:style-name="P9"><text:span text:style-name="T7">By the Individual:</text:span><text:line-break/><text:line-break/>Signature_________________________________ <text:line-break/><text:line-break/>Date ________________________________ <text:line-break/><text:line-break/>Name <text:span text:style-name="T11">(please print)</text:span> ______________________________ <text:line-break/><text:line-break/>Title ___________________________ <text:line-break/><text:line-break/></text:p>
          </table:table-cell>
        </table:table-row>
        <table:table-row>
          <table:table-cell table:style-name="Tabla1.A1" office:value-type="string">
            <text:p text:style-name="P1"/>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9-23T17:08:24.539000000</meta:creation-date>
    <dc:date>2025-04-24T09:44:03.854097138</dc:date>
    <meta:editing-duration>PT41M38S</meta:editing-duration>
    <meta:editing-cycles>21</meta:editing-cycles>
    <meta:generator>LibreOffice/24.2.7.2$Linux_X86_64 LibreOffice_project/420$Build-2</meta:generator>
    <meta:document-statistic meta:table-count="1" meta:image-count="0" meta:object-count="0" meta:page-count="2" meta:paragraph-count="29" meta:word-count="535" meta:character-count="4089" meta:non-whitespace-character-count="3398"/>
  </office:meta>
</office:document-meta>
</file>